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erewolf Ravager Bio</text:p>
      <text:p text:style-name="P4"/>
      <text:p text:style-name="P5">Characteristics</text:p>
      <text:p text:style-name="P1">Fur color choices: Black, Brown, Grey, or White.</text:p>
      <text:p text:style-name="P1">Eye color choices: Hazel, Brown, Grey, White, or Red.</text:p>
      <text:p text:style-name="P1">Gender: Male or Female</text:p>
      <text:p text:style-name="P1">Speed: 35</text:p>
      <text:p text:style-name="P1">Voice: Deep growls and occasional barks (Bonus exp from DM for attempting the voice)</text:p>
      <text:p text:style-name="P1"/>
      <text:p text:style-name="P5">Class Features</text:p>
      <text:p text:style-name="P2">Hit Dice:1d10 per Ravager level</text:p>
      <text:p text:style-name="P2">Hit points at 1<text:span text:style-name="T1">st</text:span> level:</text:p>
      <text:p text:style-name="P2">Hit points at higher levels:</text:p>
      <text:p text:style-name="P2">Primary Ability: <text:span text:style-name="T2">Dexterity</text:span></text:p>
      <text:p text:style-name="P2">Saving Throw Proficiency: <text:span text:style-name="T2">Dexterity</text:span> &amp; <text:span text:style-name="T2">Agility</text:span> </text:p>
      <text:p text:style-name="P5"/>
      <text:p text:style-name="P5">Class Passives</text:p>
      <text:p text:style-name="P1">Dig: When coming across <text:span text:style-name="T2">loose dirt</text:span><text:span text:style-name="T3">, you have the ability to dig it up and unearth its contents.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01:06:28.44</meta:creation-date>
    <meta:generator>OpenOffice/4.1.1$Win32 OpenOffice.org_project/411m6$Build-9775</meta:generator>
    <dc:date>2015-04-21T00:13:34.24</dc:date>
    <meta:editing-duration>PT6H2M24S</meta:editing-duration>
    <meta:editing-cycles>4</meta:editing-cycles>
    <meta:document-statistic meta:table-count="0" meta:image-count="0" meta:object-count="0" meta:page-count="1" meta:paragraph-count="15" meta:word-count="87" meta:character-count="529"/>
  </office:meta>
</office:document-meta>
</file>